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0" calcext:value-type="float">
            <text:p>0</text:p>
          </table:table-cell>
          <table:table-cell office:value-type="float" office:value="11" calcext:value-type="float">
            <text:p>1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11" calcext:value-type="float">
            <text:p>1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14" calcext:value-type="float">
            <text:p>414</text:p>
          </table:table-cell>
          <table:table-cell table:formula="of:=SUM([.D12:.I12])" office:value-type="float" office:value="211" calcext:value-type="float">
            <text:p>21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36" calcext:value-type="float">
            <text:p>36</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0" calcext:value-type="float">
            <text:p>590</text:p>
          </table:table-cell>
          <table:table-cell table:formula="of:=SUM([.D13:.I13])" office:value-type="float" office:value="349" calcext:value-type="float">
            <text:p>349</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1.375" calcext:value-type="float">
            <text:p>1.3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6.541666666667" calcext:value-type="float">
            <text:p>176.541666666667</text:p>
          </table:table-cell>
          <table:table-cell table:formula="of:=SUM([.D16:.I16])" office:value-type="float" office:value="18.0416666666667" calcext:value-type="float">
            <text:p>18.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4.5" calcext:value-type="float">
            <text:p>4.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7.958333333333" calcext:value-type="float">
            <text:p>217.958333333333</text:p>
          </table:table-cell>
          <table:table-cell table:formula="of:=SUM([.D17:.I17])" office:value-type="float" office:value="31.4583333333333" calcext:value-type="float">
            <text:p>31.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7T23:06:56.933842874</dc:date>
    <meta:creation-date>2016-09-05T22:47:24Z</meta:creation-date>
    <meta:editing-cycles>1419</meta:editing-cycles>
    <meta:editing-duration>P28DT23H13M55S</meta:editing-duration>
    <meta:generator>LibreOffice/5.2.7.2$Linux_X86_64 LibreOffice_project/20m0$Build-2</meta:generator>
    <meta:document-statistic meta:table-count="4" meta:cell-count="4129" meta:object-count="0"/>
  </office:meta>
</office:document-meta>
</file>